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fo:font-weight="bold" officeooo:rsid="000b1439" officeooo:paragraph-rsid="000b1439" style:font-size-asian="18pt" style:font-weight-asian="bold" style:font-size-complex="18pt" style:font-weight-complex="bold"/>
    </style:style>
    <style:style style:name="P2" style:family="paragraph" style:parent-style-name="Standard">
      <style:text-properties officeooo:rsid="000be4e6" officeooo:paragraph-rsid="000be4e6"/>
    </style:style>
    <style:style style:name="P3" style:family="paragraph" style:parent-style-name="Standard">
      <style:text-properties officeooo:rsid="000c08e1" officeooo:paragraph-rsid="000c08e1"/>
    </style:style>
    <style:style style:name="P4" style:family="paragraph" style:parent-style-name="Standard">
      <style:text-properties fo:background-color="#ffff00"/>
    </style:style>
    <style:style style:name="P5" style:family="paragraph" style:parent-style-name="Standard">
      <style:text-properties officeooo:rsid="000da22a" officeooo:paragraph-rsid="000da22a"/>
    </style:style>
    <style:style style:name="P6" style:family="paragraph" style:parent-style-name="Standard">
      <style:text-properties fo:color="#c9211e" fo:font-weight="bold" style:font-weight-asian="bold" style:font-weight-complex="bold"/>
    </style:style>
    <style:style style:name="P7" style:family="paragraph" style:parent-style-name="Standard">
      <style:text-properties fo:color="#c9211e" fo:font-size="15pt" fo:font-weight="bold" officeooo:rsid="00163d4f" officeooo:paragraph-rsid="00163d4f" style:font-size-asian="15pt" style:font-weight-asian="bold" style:font-size-complex="15pt" style:font-weight-complex="bold"/>
    </style:style>
    <style:style style:name="P8" style:family="paragraph" style:parent-style-name="Standard">
      <style:text-properties fo:color="#c9211e" fo:font-size="15pt" fo:font-weight="bold" officeooo:rsid="00214af4" officeooo:paragraph-rsid="00214af4" style:font-size-asian="15pt" style:font-weight-asian="bold" style:font-size-complex="15pt" style:font-weight-complex="bold"/>
    </style:style>
    <style:style style:name="P9" style:family="paragraph" style:parent-style-name="Standard">
      <style:text-properties fo:color="#c9211e" fo:font-size="15pt" fo:font-weight="bold" officeooo:rsid="00214af4" officeooo:paragraph-rsid="00251170" style:font-size-asian="15pt" style:font-weight-asian="bold" style:font-size-complex="15pt" style:font-weight-complex="bold"/>
    </style:style>
    <style:style style:name="P10" style:family="paragraph" style:parent-style-name="Standard">
      <style:text-properties fo:color="#c9211e" fo:font-size="15pt" fo:font-weight="bold" officeooo:rsid="00116e2c" officeooo:paragraph-rsid="00116e2c" style:font-size-asian="15pt" style:font-weight-asian="bold" style:font-size-complex="15pt" style:font-weight-complex="bold"/>
    </style:style>
    <style:style style:name="P11" style:family="paragraph" style:parent-style-name="Standard">
      <style:text-properties officeooo:rsid="00116e2c" officeooo:paragraph-rsid="00116e2c"/>
    </style:style>
    <style:style style:name="P12" style:family="paragraph" style:parent-style-name="Standard">
      <style:text-properties fo:background-color="#81d41a"/>
    </style:style>
    <style:style style:name="P13" style:family="paragraph" style:parent-style-name="Standard">
      <style:text-properties fo:font-size="15pt" fo:font-weight="bold" officeooo:rsid="00163d4f" officeooo:paragraph-rsid="00163d4f" style:font-size-asian="15pt" style:font-weight-asian="bold" style:font-size-complex="15pt" style:font-weight-complex="bold"/>
    </style:style>
    <style:style style:name="P14" style:family="paragraph" style:parent-style-name="Standard">
      <style:text-properties officeooo:rsid="001e57a9" officeooo:paragraph-rsid="001e57a9"/>
    </style:style>
    <style:style style:name="P15" style:family="paragraph" style:parent-style-name="Standard">
      <style:text-properties officeooo:rsid="002014f2" officeooo:paragraph-rsid="002014f2"/>
    </style:style>
    <style:style style:name="P16" style:family="paragraph" style:parent-style-name="Standard">
      <style:text-properties officeooo:paragraph-rsid="00251170"/>
    </style:style>
    <style:style style:name="P17" style:family="paragraph" style:parent-style-name="Standard">
      <style:text-properties officeooo:rsid="0026e268" officeooo:paragraph-rsid="0026e268"/>
    </style:style>
    <style:style style:name="P18" style:family="paragraph" style:parent-style-name="Standard">
      <style:text-properties officeooo:rsid="0026f390" officeooo:paragraph-rsid="0026f390"/>
    </style:style>
    <style:style style:name="P19" style:family="paragraph" style:parent-style-name="Standard">
      <style:text-properties officeooo:paragraph-rsid="002a1f22"/>
    </style:style>
    <style:style style:name="P20" style:family="paragraph" style:parent-style-name="Standard">
      <style:text-properties officeooo:rsid="002fd8f7" officeooo:paragraph-rsid="002fd8f7"/>
    </style:style>
    <style:style style:name="P21" style:family="paragraph" style:parent-style-name="Standard">
      <style:text-properties officeooo:paragraph-rsid="0030f904"/>
    </style:style>
    <style:style style:name="P22" style:family="paragraph" style:parent-style-name="Standard">
      <style:text-properties officeooo:paragraph-rsid="00322726"/>
    </style:style>
    <style:style style:name="P23" style:family="paragraph" style:parent-style-name="Standard">
      <style:text-properties fo:font-size="13pt" officeooo:rsid="0033c96a" officeooo:paragraph-rsid="0033c96a" style:font-size-asian="13pt" style:font-size-complex="13pt"/>
    </style:style>
    <style:style style:name="P24" style:family="paragraph" style:parent-style-name="Standard">
      <style:text-properties fo:font-size="14pt" fo:font-weight="bold" fo:background-color="#ffff00" style:font-size-asian="14pt" style:font-weight-asian="bold" style:font-size-complex="14pt" style:font-weight-complex="bold"/>
    </style:style>
    <style:style style:name="P25" style:family="paragraph" style:parent-style-name="Standard">
      <style:text-properties fo:font-size="13pt" officeooo:paragraph-rsid="00322726" style:font-size-asian="13pt" style:font-size-complex="13pt"/>
    </style:style>
    <style:style style:name="P26" style:family="paragraph" style:parent-style-name="Standard">
      <style:text-properties fo:font-size="13pt" officeooo:rsid="0033c96a" officeooo:paragraph-rsid="0033c96a" style:font-size-asian="13pt" style:font-size-complex="13pt"/>
    </style:style>
    <style:style style:name="P27" style:family="paragraph" style:parent-style-name="Standard">
      <style:text-properties fo:color="#c9211e" fo:font-size="20pt" fo:font-weight="bold" officeooo:rsid="00364678" officeooo:paragraph-rsid="00364678" style:font-size-asian="20pt" style:font-weight-asian="bold" style:font-size-complex="20pt" style:font-weight-complex="bold"/>
    </style:style>
    <style:style style:name="P28" style:family="paragraph" style:parent-style-name="Standard">
      <style:text-properties fo:color="#c9211e" fo:font-weight="bold" officeooo:rsid="00470795" officeooo:paragraph-rsid="00470795" style:font-weight-asian="bold" style:font-weight-complex="bold"/>
    </style:style>
    <style:style style:name="P29" style:family="paragraph" style:parent-style-name="Standard">
      <style:text-properties officeooo:paragraph-rsid="00364678"/>
    </style:style>
    <style:style style:name="P30" style:family="paragraph" style:parent-style-name="Standard">
      <style:text-properties officeooo:rsid="003686cf" officeooo:paragraph-rsid="003686cf"/>
    </style:style>
    <style:style style:name="P31" style:family="paragraph" style:parent-style-name="Standard">
      <style:text-properties officeooo:rsid="00378759" officeooo:paragraph-rsid="00378759"/>
    </style:style>
    <style:style style:name="P32" style:family="paragraph" style:parent-style-name="Standard">
      <style:text-properties officeooo:rsid="00378759" officeooo:paragraph-rsid="00419f48"/>
    </style:style>
    <style:style style:name="P33" style:family="paragraph" style:parent-style-name="Standard">
      <style:text-properties officeooo:rsid="0037b433" officeooo:paragraph-rsid="0037b433"/>
    </style:style>
    <style:style style:name="P34" style:family="paragraph" style:parent-style-name="Standard">
      <style:text-properties officeooo:rsid="0037c383" officeooo:paragraph-rsid="0037c383"/>
    </style:style>
    <style:style style:name="P35" style:family="paragraph" style:parent-style-name="Standard">
      <style:text-properties officeooo:rsid="0037c383" officeooo:paragraph-rsid="00419f48"/>
    </style:style>
    <style:style style:name="P36" style:family="paragraph" style:parent-style-name="Standard">
      <style:text-properties officeooo:rsid="00383a7c" officeooo:paragraph-rsid="00383a7c"/>
    </style:style>
    <style:style style:name="P37" style:family="paragraph" style:parent-style-name="Standard">
      <style:text-properties officeooo:rsid="00396c5e"/>
    </style:style>
    <style:style style:name="P38" style:family="paragraph" style:parent-style-name="Standard">
      <style:text-properties officeooo:rsid="00396c5e" officeooo:paragraph-rsid="00396c5e"/>
    </style:style>
    <style:style style:name="P39" style:family="paragraph" style:parent-style-name="Standard">
      <style:text-properties officeooo:rsid="0039b2e8" officeooo:paragraph-rsid="0039b2e8"/>
    </style:style>
    <style:style style:name="P40" style:family="paragraph" style:parent-style-name="Standard">
      <style:text-properties officeooo:rsid="003b5ddb" officeooo:paragraph-rsid="003b5ddb"/>
    </style:style>
    <style:style style:name="P41" style:family="paragraph" style:parent-style-name="Standard">
      <style:paragraph-properties fo:text-align="end" style:justify-single-word="false"/>
      <style:text-properties officeooo:rsid="003b5ddb" officeooo:paragraph-rsid="003b5ddb"/>
    </style:style>
    <style:style style:name="P42" style:family="paragraph" style:parent-style-name="Standard">
      <style:paragraph-properties fo:text-align="start" style:justify-single-word="false"/>
      <style:text-properties officeooo:rsid="003b5ddb" officeooo:paragraph-rsid="003b5ddb"/>
    </style:style>
    <style:style style:name="P43" style:family="paragraph" style:parent-style-name="Standard">
      <style:text-properties fo:font-weight="bold" officeooo:rsid="00396c5e" officeooo:paragraph-rsid="00396c5e" style:font-weight-asian="bold" style:font-weight-complex="bold"/>
    </style:style>
    <style:style style:name="P44" style:family="paragraph" style:parent-style-name="Standard">
      <style:text-properties fo:font-weight="bold" officeooo:rsid="0045c456" officeooo:paragraph-rsid="0045c456" fo:background-color="#ffff00" style:font-weight-asian="bold" style:font-weight-complex="bold"/>
    </style:style>
    <style:style style:name="P45" style:family="paragraph" style:parent-style-name="Standard">
      <style:text-properties officeooo:rsid="00396c5e" officeooo:paragraph-rsid="00396c5e" fo:background-color="#ffff00"/>
    </style:style>
    <style:style style:name="T1" style:family="text">
      <style:text-properties fo:color="#c586c0"/>
    </style:style>
    <style:style style:name="T2" style:family="text">
      <style:text-properties fo:color="#9cdcfe"/>
    </style:style>
    <style:style style:name="T3" style:family="text">
      <style:text-properties fo:color="#9cdcfe" style:font-name="Consolas" fo:font-size="10.5pt" fo:font-weight="normal"/>
    </style:style>
    <style:style style:name="T4" style:family="text">
      <style:text-properties fo:color="#ce9178"/>
    </style:style>
    <style:style style:name="T5" style:family="text">
      <style:text-properties fo:color="#ce9178" style:font-name="Consolas" fo:font-size="10.5pt" fo:font-weight="normal"/>
    </style:style>
    <style:style style:name="T6" style:family="text">
      <style:text-properties fo:color="#569cd6"/>
    </style:style>
    <style:style style:name="T7" style:family="text">
      <style:text-properties fo:color="#569cd6" style:font-name="Consolas" fo:font-size="10.5pt" fo:font-weight="normal"/>
    </style:style>
    <style:style style:name="T8" style:family="text">
      <style:text-properties fo:color="#4ec9b0"/>
    </style:style>
    <style:style style:name="T9" style:family="text">
      <style:text-properties style:font-name="Consolas" fo:font-size="10.5pt" fo:font-weight="normal"/>
    </style:style>
    <style:style style:name="T10" style:family="text">
      <style:text-properties officeooo:rsid="000fba00"/>
    </style:style>
    <style:style style:name="T11" style:family="text">
      <style:text-properties fo:background-color="#81d41a" loext:char-shading-value="0"/>
    </style:style>
    <style:style style:name="T12" style:family="text">
      <style:text-properties officeooo:rsid="001a3b64"/>
    </style:style>
    <style:style style:name="T13" style:family="text">
      <style:text-properties officeooo:rsid="001bc6b4"/>
    </style:style>
    <style:style style:name="T14" style:family="text">
      <style:text-properties officeooo:rsid="00251170"/>
    </style:style>
    <style:style style:name="T15" style:family="text">
      <style:text-properties officeooo:rsid="0030f904"/>
    </style:style>
    <style:style style:name="T16" style:family="text">
      <style:text-properties officeooo:rsid="003202dd"/>
    </style:style>
    <style:style style:name="T17" style:family="text">
      <style:text-properties officeooo:rsid="00322726"/>
    </style:style>
    <style:style style:name="T18" style:family="text">
      <style:text-properties fo:background-color="#ffff00" loext:char-shading-value="0"/>
    </style:style>
    <style:style style:name="T19" style:family="text">
      <style:text-properties fo:font-size="13pt" style:font-size-asian="13pt" style:font-size-complex="13pt"/>
    </style:style>
    <style:style style:name="T20" style:family="text">
      <style:text-properties officeooo:rsid="0037b433"/>
    </style:style>
    <style:style style:name="T21" style:family="text">
      <style:text-properties officeooo:rsid="003b5ddb"/>
    </style:style>
    <style:style style:name="T22" style:family="text">
      <style:text-properties officeooo:rsid="003c1d2c"/>
    </style:style>
    <style:style style:name="T23" style:family="text">
      <style:text-properties officeooo:rsid="003df4a6"/>
    </style:style>
    <style:style style:name="T24" style:family="text">
      <style:text-properties fo:font-weight="bold" style:font-weight-asian="bold" style:font-weight-complex="bold"/>
    </style:style>
    <style:style style:name="T25" style:family="text">
      <style:text-properties fo:font-weight="bold" officeooo:rsid="003df4a6" style:font-weight-asian="bold" style:font-weight-complex="bold"/>
    </style:style>
    <style:style style:name="T26" style:family="text">
      <style:text-properties officeooo:rsid="003fe214"/>
    </style:style>
    <style:style style:name="T27" style:family="text">
      <style:text-properties officeooo:rsid="00413b2d"/>
    </style:style>
    <style:style style:name="T28" style:family="text">
      <style:text-properties officeooo:rsid="00419f48"/>
    </style:style>
    <style:style style:name="T29" style:family="text">
      <style:text-properties fo:color="#c9211e" fo:font-size="18pt" fo:font-weight="bold" style:font-size-asian="18pt" style:font-weight-asian="bold" style:font-size-complex="18pt" style:font-weight-complex="bold"/>
    </style:style>
    <style:style style:name="T30" style:family="text">
      <style:text-properties fo:color="#c9211e" fo:font-weight="bold" style:font-weight-asian="bold" style:font-weight-complex="bold"/>
    </style:style>
    <style:style style:name="T31" style:family="text">
      <style:text-properties fo:color="#c9211e" fo:font-weight="bold" officeooo:rsid="0042bc44" style:font-weight-asian="bold" style:font-weight-complex="bold"/>
    </style:style>
    <style:style style:name="T32" style:family="text">
      <style:text-properties fo:color="#808080"/>
    </style:style>
    <style:style style:name="T33" style:family="text">
      <style:text-properties fo:color="#808080" style:font-name="Consolas" fo:font-size="10.5pt" fo:font-weight="normal"/>
    </style:style>
    <style:style style:name="T34" style:family="text">
      <style:text-properties officeooo:rsid="0042bc44"/>
    </style:style>
    <style:style style:name="T35" style:family="text">
      <style:text-properties officeooo:rsid="004456e7"/>
    </style:style>
    <style:style style:name="T36" style:family="text">
      <style:text-properties officeooo:rsid="004466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ting :</text:p>
      <text:p text:style-name="P1"/>
      <text:p text:style-name="P1"/>
      <text:p text:style-name="P1"/>
      <text:p text:style-name="P2">Step 1 : create two componetrt <text:s/></text:p>
      <text:p text:style-name="P2"><text:s/></text:p>
      <text:p text:style-name="P2"><text:tab/><text:tab/>Employee</text:p>
      <text:p text:style-name="P2"><text:tab/><text:tab/>Department</text:p>
      <text:p text:style-name="P2"/>
      <text:p text:style-name="P2"/>
      <text:p text:style-name="P2"/>
      <text:p text:style-name="P2"/>
      <text:p text:style-name="P3">step 2 : in app-routing.module.ts</text:p>
      <text:p text:style-name="P3"/>
      <text:p text:style-name="P3"/>
      <text:p text:style-name="Standard">import { NgModule, Component } from '@angular/core';</text:p>
      <text:p text:style-name="Standard">import { Routes, RouterModule } from '@angular/router';</text:p>
      <text:p text:style-name="Standard">import { DeparmentComponent } from './deparment/deparment.component';</text:p>
      <text:p text:style-name="Standard">import { EmployeeComponent } from './employee/employee.component';</text:p>
      <text:p text:style-name="Standard"/>
      <text:p text:style-name="P4">const routes: Routes = [</text:p>
      <text:p text:style-name="P4"/>
      <text:p text:style-name="P4">{path: 'department' , component: DeparmentComponent},</text:p>
      <text:p text:style-name="P4">{path: 'employee' , component: EmployeeComponent},</text:p>
      <text:p text:style-name="P4"/>
      <text:p text:style-name="P4">  </text:p>
      <text:p text:style-name="P4">];</text:p>
      <text:p text:style-name="Standard"/>
      <text:p text:style-name="Standard">@NgModule({</text:p>
      <text:p text:style-name="Standard">  imports: [RouterModule.forRoot(routes)],</text:p>
      <text:p text:style-name="Standard">  exports: [RouterModule]</text:p>
      <text:p text:style-name="Standard">})</text:p>
      <text:p text:style-name="Standard">export class AppRoutingModule { }</text:p>
      <text:p text:style-name="Standard"/>
      <text:p text:style-name="Standard"/>
      <text:p text:style-name="Standard"/>
      <text:p text:style-name="P5">Step 3 : html</text:p>
      <text:p text:style-name="P3"/>
      <text:p text:style-name="Standard">&lt;nav&gt;</text:p>
      <text:p text:style-name="Standard">   &lt;a [routerLink]="[ '/department']"&gt;Department&lt;/a&gt;&lt;br&gt;</text:p>
      <text:p text:style-name="Standard">   &lt;a [routerLink]="[ '/employee']"&gt;employee&lt;/a&gt;</text:p>
      <text:p text:style-name="Standard">   </text:p>
      <text:p text:style-name="Standard">&lt;/nav&gt;</text:p>
      <text:p text:style-name="Standard"/>
      <text:p text:style-name="Standard">&lt;router-outlet&gt;&lt;/router-outlet&gt;</text:p>
      <text:p text:style-name="Standard"/>
      <text:p text:style-name="P3"/>
      <text:p text:style-name="P3"><text:soft-page-break/></text:p>
      <text:p text:style-name="P3"/>
      <text:p text:style-name="P3"/>
      <text:p text:style-name="P3"/>
      <text:p text:style-name="Standard"/>
      <text:p text:style-name="Standard">const routes: Routes = [</text:p>
      <text:p text:style-name="Standard"/>
      <text:p text:style-name="P6">// <text:span text:style-name="T10">for empty url</text:span></text:p>
      <text:p text:style-name="Standard">  {path: '' , component: DeparmentComponent},</text:p>
      <text:p text:style-name="Standard">  {path: 'department' , component: DeparmentComponent},</text:p>
      <text:p text:style-name="Standard">  {path: 'employee' , component: EmployeeComponent},</text:p>
      <text:p text:style-name="Standard"/>
      <text:p text:style-name="P6">// <text:span text:style-name="T10">no match found</text:span></text:p>
      <text:p text:style-name="Standard">  {path: '**' , component: PageNotFoundComponent},</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0">Route parmaters</text:p>
      <text:p text:style-name="P11"/>
      <text:p text:style-name="P11"/>
      <text:p text:style-name="P11"/>
      <text:p text:style-name="Standard"/>
      <text:p text:style-name="Standard">&lt;h3&gt;</text:p>
      <text:p text:style-name="Standard">    Department List</text:p>
      <text:p text:style-name="Standard">&lt;/h3&gt;</text:p>
      <text:p text:style-name="Standard"/>
      <text:p text:style-name="Standard">&lt;ul&gt;</text:p>
      <text:p text:style-name="Standard">    &lt;li   *ngFor="let Department of Departments"&gt;</text:p>
      <text:p text:style-name="Standard">        Id: {{Department.id}} --&gt;  Name: {{Department.name}}</text:p>
      <text:p text:style-name="Standard">        &lt;button (click)="onSelect(Department)"&gt;details&lt;/button&gt;</text:p>
      <text:p text:style-name="Standard">    &lt;/li&gt;</text:p>
      <text:p text:style-name="Standard">&lt;/ul&gt;</text:p>
      <text:p text:style-name="Standard"/>
      <text:p text:style-name="Standard"/>
      <text:p text:style-name="Standard"/>
      <text:p text:style-name="Standard">import { Component } from '@angular/core';</text:p>
      <text:p text:style-name="Standard">import {Router}from '@angular/router';</text:p>
      <text:p text:style-name="Standard"/>
      <text:p text:style-name="Standard">@Component({</text:p>
      <text:p text:style-name="Standard">  selector: 'app-root',</text:p>
      <text:p text:style-name="Standard">  templateUrl: './app.component.html',</text:p>
      <text:p text:style-name="Standard">  styleUrls: ['./app.component.css']</text:p>
      <text:p text:style-name="Standard">})</text:p>
      <text:p text:style-name="Standard">export class AppComponent {</text:p>
      <text:p text:style-name="Standard">  title = 'myApp';</text:p>
      <text:p text:style-name="Standard"/>
      <text:p text:style-name="P12">  constructor(private router: Router ){}</text:p>
      <text:p text:style-name="Standard"/>
      <text:p text:style-name="Standard">  Departments=[</text:p>
      <text:p text:style-name="Standard">    {"id": 1 , "name": "angualr"},</text:p>
      <text:p text:style-name="Standard">    {"id": 2 , "name": "c#"},</text:p>
      <text:p text:style-name="Standard">    {"id": 3 , "name": "c++"},</text:p>
      <text:p text:style-name="Standard">  ]</text:p>
      <text:p text:style-name="Standard"/>
      <text:p text:style-name="Standard">  onSelect(Department){</text:p>
      <text:p text:style-name="Standard">  <text:span text:style-name="T11">  this.router.navigate(</text:span>['/department',Department.id]);</text:p>
      <text:p text:style-name="Standard">  }</text:p>
      <text:p text:style-name="Standard">}</text:p>
      <text:p text:style-name="Standard"/>
      <text:p text:style-name="Standard"/>
      <text:p text:style-name="Standard"/>
      <text:p text:style-name="Standard"/>
      <text:p text:style-name="Standard"><text:soft-page-break/></text:p>
      <text:p text:style-name="Standard"/>
      <text:p text:style-name="Standard">import { NgModule, Component } from '@angular/core';</text:p>
      <text:p text:style-name="Standard">import { Routes, RouterModule } from '@angular/router';</text:p>
      <text:p text:style-name="Standard"/>
      <text:p text:style-name="Standard"/>
      <text:p text:style-name="Standard">import { DepartmentDetailsComponent } from './department-details/department-details.component';</text:p>
      <text:p text:style-name="Standard"/>
      <text:p text:style-name="Standard">const routes: Routes = [</text:p>
      <text:p text:style-name="Standard"/>
      <text:p text:style-name="Standard"/>
      <text:p text:style-name="P24">  {path: 'department/:id' , component: DepartmentDetailsComponent},</text:p>
      <text:p text:style-name="Standard"/>
      <text:p text:style-name="Standard"/>
      <text:p text:style-name="Standard">];</text:p>
      <text:p text:style-name="Standard"/>
      <text:p text:style-name="Standard">@NgModule({</text:p>
      <text:p text:style-name="Standard">  imports: [RouterModule.forRoot(routes)],</text:p>
      <text:p text:style-name="Standard">  exports: [RouterModule]</text:p>
      <text:p text:style-name="Standard">})</text:p>
      <text:p text:style-name="Standard">export class AppRoutingModule {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7">Router <text:span text:style-name="T13">Parameter</text:span> read the value from sending (n<text:span text:style-name="T12">a</text:span>vigate)page</text:p>
      <text:p text:style-name="P13"/>
      <text:p text:style-name="P13"/>
      <text:p text:style-name="Standard">in department details </text:p>
      <text:p text:style-name="Standard"/>
      <text:p text:style-name="P14">1. in contrurto import the activated route</text:p>
      <text:p text:style-name="P15">2. revce the data from snap chat</text:p>
      <text:p text:style-name="Standard"/>
      <text:p text:style-name="Standard"/>
      <text:p text:style-name="Standard">import { Component, OnInit } from '@angular/core';</text:p>
      <text:p text:style-name="Standard">import { ActivatedRoute } from '@angular/router';</text:p>
      <text:p text:style-name="Standard"/>
      <text:p text:style-name="Standard">@Component({</text:p>
      <text:p text:style-name="Standard">  selector: 'app-department-details',</text:p>
      <text:p text:style-name="Standard">  templateUrl: './department-details.component.html',</text:p>
      <text:p text:style-name="Standard">  styleUrls: ['./department-details.component.css']</text:p>
      <text:p text:style-name="Standard">})</text:p>
      <text:p text:style-name="Standard">export class DepartmentDetailsComponent implements OnInit {</text:p>
      <text:p text:style-name="Standard"/>
      <text:p text:style-name="Standard">  constructor(private route:<text:span text:style-name="T11"> ActivatedRoute</text:span>) { }</text:p>
      <text:p text:style-name="Standard"/>
      <text:p text:style-name="Standard">  public deparmentId;</text:p>
      <text:p text:style-name="Standard"/>
      <text:p text:style-name="Standard">  ngOnInit(): void {</text:p>
      <text:p text:style-name="Standard"/>
      <text:p text:style-name="Standard">    let id = parseInt(this.route.snapshot.paramMap.get('id'));</text:p>
      <text:p text:style-name="Standard">    this.deparmentId=id;</text:p>
      <text:p text:style-name="Standard">  }</text:p>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8">paramaMap Observable</text:p>
      <text:p text:style-name="P8"/>
      <text:p text:style-name="P16"><text:s/>ngOnInit(): void {</text:p>
      <text:p text:style-name="P16"/>
      <text:p text:style-name="P16"><text:s text:c="4"/>let id = parseInt(this.route.snapshot.paramMap.get('id'));</text:p>
      <text:p text:style-name="P16"><text:span text:style-name="T14"><text:s text:c="4"/>t</text:span>his.deparmentId=id;</text:p>
      <text:p text:style-name="P16">}</text:p>
      <text:p text:style-name="P16"/>
      <text:p text:style-name="P16">}</text:p>
      <text:p text:style-name="P9"/>
      <text:p text:style-name="P17">problem in this : if angaulr is going check when instalize new componet or reuse same component. In above case we are nagivating to the same componet so angualr resue same componet. So no intsliztion implies. <text:s/>So ngOnint() methoad called. And hence new Id will not retrive.</text:p>
      <text:p text:style-name="P17"/>
      <text:p text:style-name="P17">So overcaome this we use paramMap Obserable is used</text:p>
      <text:p text:style-name="P17"/>
      <text:p text:style-name="P17"/>
      <text:p text:style-name="P18">in departmentlist.comncpon</text:p>
      <text:p text:style-name="P18"/>
      <text:p text:style-name="P18"/>
      <text:p text:style-name="Standard"/>
      <text:p text:style-name="Standard">import { Component, OnInit } from '@angular/core';</text:p>
      <text:p text:style-name="Standard">import { ActivatedRoute,Router, ParamMap } from '@angular/router';</text:p>
      <text:p text:style-name="Standard"/>
      <text:p text:style-name="Standard">@Component({</text:p>
      <text:p text:style-name="Standard">  selector: 'app-department-details',</text:p>
      <text:p text:style-name="Standard">  templateUrl: './department-details.component.html',</text:p>
      <text:p text:style-name="Standard">  styleUrls: ['./department-details.component.css']</text:p>
      <text:p text:style-name="Standard">})</text:p>
      <text:p text:style-name="Standard">export class DepartmentDetailsComponent implements OnInit {</text:p>
      <text:p text:style-name="Standard"/>
      <text:p text:style-name="Standard">  constructor(private route: ActivatedRoute, private router : Router) { }</text:p>
      <text:p text:style-name="Standard"/>
      <text:p text:style-name="Standard">  public deparmentId;</text:p>
      <text:p text:style-name="Standard"/>
      <text:p text:style-name="Standard">  </text:p>
      <text:p text:style-name="Standard"/>
      <text:p text:style-name="Standard">  ngOnInit(): void {</text:p>
      <text:p text:style-name="Standard"/>
      <text:p text:style-name="Standard"><text:s text:c="6"/>this.route.paramMap.subscribe((params : ParamMap)=&gt;{</text:p>
      <text:p text:style-name="Standard"><text:s text:c="6"/>let id = parseInt(params.get('id'));</text:p>
      <text:p text:style-name="Standard"><text:s text:c="5"/>this.deparmentId=id;</text:p>
      <text:p text:style-name="Standard"/>
      <text:p text:style-name="Standard"><text:s text:c="5"/>});</text:p>
      <text:p text:style-name="Standard"><text:soft-page-break/><text:s text:c="2"/>}</text:p>
      <text:p text:style-name="Standard"/>
      <text:p text:style-name="Standard">  prev(){</text:p>
      <text:p text:style-name="Standard">    let previousId= this.deparmentId-1;</text:p>
      <text:p text:style-name="Standard">    this.router.navigate(['/department', previousId]);</text:p>
      <text:p text:style-name="Standard">  }</text:p>
      <text:p text:style-name="Standard"/>
      <text:p text:style-name="Standard">  </text:p>
      <text:p text:style-name="Standard">  next(){</text:p>
      <text:p text:style-name="Standard">    let nextId= this.deparmentId+1;</text:p>
      <text:p text:style-name="Standard">    this.router.navigate(['/department', nextId]);</text:p>
      <text:p text:style-name="Standard">  }</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0">Relative Navigation: <text:s/></text:p>
      <text:p text:style-name="P20"/>
      <text:p text:style-name="P20">incase u change the path in the route. Then u mannly need to change it in every used.</text:p>
      <text:p text:style-name="P20"/>
      <text:p text:style-name="P20">In this Relative naviagtion come hand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Standard"/>
      <text:p text:style-name="Standard"/>
      <text:p text:style-name="Standard">import { NgModule, Component } from '@angular/core';</text:p>
      <text:p text:style-name="Standard">import { Routes, RouterModule } from '@angular/router';</text:p>
      <text:p text:style-name="Standard">import { DeparmentComponent } from './deparment/deparment.component';</text:p>
      <text:p text:style-name="Standard">import { EmployeeComponent } from './employee/employee.component';</text:p>
      <text:p text:style-name="Standard">import { PageNotFoundComponent } from './page-not-found/page-not-found.component';</text:p>
      <text:p text:style-name="Standard">import { DepartmentDetailsComponent } from './department-details/department-details.component';</text:p>
      <text:p text:style-name="Standard"/>
      <text:p text:style-name="Standard">const routes: Routes = [</text:p>
      <text:p text:style-name="Standard"/>
      <text:p text:style-name="Standard">// <text:span text:style-name="T15">changed the department to deaprtment-list</text:span></text:p>
      <text:p text:style-name="Standard">// {path: 'department/:id' , component: DepartmentDetailsComponent},</text:p>
      <text:p text:style-name="Standard"/>
      <text:p text:style-name="Standard"/>
      <text:p text:style-name="P21">{path: 'department-<text:span text:style-name="T16">list</text:span>/:id' , component: DepartmentDetailsComponent},</text:p>
      <text:p text:style-name="Standard">];</text:p>
      <text:p text:style-name="Standard"/>
      <text:p text:style-name="Standard">@NgModule({</text:p>
      <text:p text:style-name="Standard">  imports: [RouterModule.forRoot(routes)],</text:p>
      <text:p text:style-name="Standard">  exports: [RouterModule]</text:p>
      <text:p text:style-name="Standard">})</text:p>
      <text:p text:style-name="Standard">export class AppRoutingModule { }</text:p>
      <text:p text:style-name="Standard"/>
      <text:p text:style-name="Standard"/>
      <text:p text:style-name="Standard"/>
      <text:p text:style-name="Standard">onSelect(Department){</text:p>
      <text:p text:style-name="Standard">    console.log(Department);</text:p>
      <text:p text:style-name="Standard">    this.router.navigate([<text:span text:style-name="T18">'/department'</text:span>,Department.id]);</text:p>
      <text:p text:style-name="Standard">  }</text:p>
      <text:p text:style-name="Standard"/>
      <text:p text:style-name="P22"><text:soft-page-break/><text:span text:style-name="T17">but usre suing the <text:s/></text:span><text:span text:style-name="T19">'/department'</text:span></text:p>
      <text:p text:style-name="P25"/>
      <text:p text:style-name="P25"/>
      <text:p text:style-name="P23">1. To naiagte in the same pag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6T17:19:37.085000000</meta:creation-date>
    <dc:date>2020-07-08T19:19:09.333000000</dc:date>
    <meta:editing-duration>PT5H46M45S</meta:editing-duration>
    <meta:editing-cycles>53</meta:editing-cycles>
    <meta:generator>LibreOffice/6.4.4.2$Windows_x86 LibreOffice_project/3d775be2011f3886db32dfd395a6a6d1ca2630ff</meta:generator>
    <meta:document-statistic meta:table-count="0" meta:image-count="0" meta:object-count="0" meta:page-count="10" meta:paragraph-count="155" meta:word-count="548" meta:character-count="5085" meta:non-whitespace-character-count="4473"/>
  </office:meta>
</office:document-meta>
</file>